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4/08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INDUAVIC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DEL AGUILA NAVARRO, SARITA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PCL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4/08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DEL AGUILA NAVARRO, SARITA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30</text:p>
          </table:table-cell>
        </table:table-row>
        <table:table-row>
          <table:table-cell table:style-name="Tabla1.A2" office:value-type="float" office:value="0">
            <text:p text:style-name="P7">POLLO COBB</text:p>
          </table:table-cell>
          <table:table-cell table:style-name="Tabla1.B2" office:value-type="string">
            <text:p text:style-name="P9">Cant.Cajas: <text:span text:style-name="T11">30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/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356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9:5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1:0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24T01:02:45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